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056" officeooo:paragraph-rsid="00182056"/>
    </style:style>
    <style:style style:name="P2" style:family="paragraph" style:parent-style-name="Standard">
      <style:paragraph-properties fo:text-align="start" style:justify-single-word="false"/>
      <style:text-properties officeooo:rsid="00182056" officeooo:paragraph-rsid="00182056"/>
    </style:style>
    <style:style style:name="P3" style:family="paragraph" style:parent-style-name="Standard">
      <style:paragraph-properties fo:text-align="start" style:justify-single-word="false"/>
      <style:text-properties officeooo:rsid="001b446d" officeooo:paragraph-rsid="001b446d"/>
    </style:style>
    <style:style style:name="P4" style:family="paragraph" style:parent-style-name="Standard">
      <style:paragraph-properties fo:text-align="start" style:justify-single-word="false"/>
      <style:text-properties officeooo:rsid="001b446d" officeooo:paragraph-rsid="001def0b"/>
    </style:style>
    <style:style style:name="P5" style:family="paragraph" style:parent-style-name="Standard">
      <style:paragraph-properties fo:text-align="start" style:justify-single-word="false"/>
      <style:text-properties officeooo:paragraph-rsid="001efaea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f9e" officeooo:paragraph-rsid="001c4f9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ef0b" officeooo:paragraph-rsid="001def0b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faea" officeooo:paragraph-rsid="001efaea"/>
    </style:style>
    <style:style style:name="P9" style:family="paragraph" style:parent-style-name="Standard">
      <style:paragraph-properties fo:text-align="start" style:justify-single-word="false"/>
      <style:text-properties officeooo:rsid="001c4f9e" officeooo:paragraph-rsid="001c4f9e"/>
    </style:style>
    <style:style style:name="P10" style:family="paragraph" style:parent-style-name="Standard">
      <style:paragraph-properties fo:text-align="center" style:justify-single-word="false"/>
      <style:text-properties officeooo:rsid="001c4f9e" officeooo:paragraph-rsid="001c4f9e"/>
    </style:style>
    <style:style style:name="P11" style:family="paragraph" style:parent-style-name="Standard">
      <style:paragraph-properties fo:text-align="center" style:justify-single-word="false"/>
      <style:text-properties officeooo:rsid="001d3ec1" officeooo:paragraph-rsid="001d3ec1"/>
    </style:style>
    <style:style style:name="P12" style:family="paragraph" style:parent-style-name="Standard">
      <style:paragraph-properties fo:text-align="start" style:justify-single-word="false"/>
      <style:text-properties officeooo:rsid="001d3ec1" officeooo:paragraph-rsid="001d3ec1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def0b" officeooo:paragraph-rsid="001def0b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efaea" officeooo:paragraph-rsid="001efaea"/>
    </style:style>
    <style:style style:name="P15" style:family="paragraph" style:parent-style-name="Standard">
      <style:paragraph-properties fo:text-align="start" style:justify-single-word="false"/>
      <style:text-properties officeooo:rsid="001f3151" officeooo:paragraph-rsid="001f3151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1f3151" officeooo:paragraph-rsid="001f3151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officeooo:rsid="001c4f9e" officeooo:paragraph-rsid="00182056"/>
    </style:style>
    <style:style style:name="P18" style:family="paragraph" style:parent-style-name="Standard">
      <style:paragraph-properties fo:text-align="start" style:justify-single-word="false"/>
      <style:text-properties officeooo:rsid="001c4f9e" officeooo:paragraph-rsid="0020ba46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1def0b" officeooo:paragraph-rsid="001def0b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def0b" officeooo:paragraph-rsid="0020ba46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3ec1" officeooo:paragraph-rsid="001d3ec1"/>
    </style:style>
    <style:style style:name="P22" style:family="paragraph" style:parent-style-name="Standard">
      <style:paragraph-properties fo:text-align="start" style:justify-single-word="false"/>
      <style:text-properties officeooo:rsid="001d3ec1" officeooo:paragraph-rsid="0020ba46"/>
    </style:style>
    <style:style style:name="P23" style:family="paragraph" style:parent-style-name="Standard">
      <style:paragraph-properties fo:text-align="start" style:justify-single-word="false"/>
      <style:text-properties officeooo:paragraph-rsid="001def0b"/>
    </style:style>
    <style:style style:name="T1" style:family="text">
      <style:text-properties officeooo:rsid="001b446d"/>
    </style:style>
    <style:style style:name="T2" style:family="text">
      <style:text-properties officeooo:rsid="001c4f9e"/>
    </style:style>
    <style:style style:name="T3" style:family="text">
      <style:text-properties officeooo:rsid="001cc6a0"/>
    </style:style>
    <style:style style:name="T4" style:family="text">
      <style:text-properties officeooo:rsid="001d3ec1"/>
    </style:style>
    <style:style style:name="T5" style:family="text">
      <style:text-properties officeooo:rsid="001def0b"/>
    </style:style>
    <style:style style:name="T6" style:family="text">
      <style:text-properties officeooo:rsid="001efae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3151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def0b"/>
    </style:style>
    <style:style style:name="T11" style:family="text">
      <style:text-properties style:text-underline-style="solid" style:text-underline-width="auto" style:text-underline-color="font-color" officeooo:rsid="0020ba46"/>
    </style:style>
    <style:style style:name="T12" style:family="text">
      <style:text-properties officeooo:rsid="0020b908"/>
    </style:style>
    <style:style style:name="T13" style:family="text">
      <style:text-properties officeooo:rsid="0020ba46"/>
    </style:style>
    <style:style style:name="T14" style:family="text">
      <style:text-properties officeooo:rsid="00222e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njour, voici notre read me : </text:p>
      <text:p text:style-name="P2"/>
      <text:p text:style-name="P5"><text:span text:style-name="T6">Pour pouvoir compiler et lancer le programme, il vous faudra suivre le chemin suivant : /</text:span><text:span text:style-name="T8">Projet-main/Programme_Linux/Programme. </text:span></text:p>
      <text:p text:style-name="P16"/>
      <text:p text:style-name="P15"><text:span text:style-name="T8">E</text:span><text:span text:style-name="T7">nsuite dans le terminale il faudra juste écrire ‘make’ <text:s/>puis <text:s/>‘./projet.exe’ et le Programme se lancera. </text:span></text:p>
      <text:p text:style-name="P3"/>
      <text:p text:style-name="P3">Pour commencer, le robot medical vous <text:s/>acceuillera et vous demandera ce que vous voulez faire au chenile. Vous avez 5 possibilitées : <text:s text:c="10"/></text:p>
      <text:p text:style-name="P3"/>
      <text:p text:style-name="P3"><text:s text:c="66"/><text:span text:style-name="T5">0</text:span>) Rechercher un <text:span text:style-name="T12">a</text:span>nimal .</text:p>
      <text:p text:style-name="P3"><text:tab/><text:tab/><text:tab/><text:tab/> <text:s text:c="18"/><text:span text:style-name="T5">1</text:span>) Adopter un <text:span text:style-name="T12">a</text:span>nimal.</text:p>
      <text:p text:style-name="P4"><text:tab/><text:tab/><text:tab/><text:tab/> <text:s text:c="18"/><text:span text:style-name="T5">2</text:span>) Ajouter un <text:span text:style-name="T12">a</text:span>nimal au refuge. <text:s/></text:p>
      <text:p text:style-name="P4"><text:s text:c="66"/><text:span text:style-name="T5">3</text:span>) Afficher le regsitre du chen<text:span text:style-name="T12">il</text:span>.</text:p>
      <text:p text:style-name="P3"><text:tab/><text:tab/><text:tab/><text:tab/><text:tab/> <text:s text:c="6"/><text:span text:style-name="T5">4) Acceder au Programme de nettoyage. </text:span></text:p>
      <text:p text:style-name="P3"><text:s text:c="66"/>5) <text:s/>Quitter le refuge. </text:p>
      <text:p text:style-name="P3"><text:span text:style-name="T10">0</text:span><text:span text:style-name="T9">) RECHERCHER ANIMAL :</text:span></text:p>
      <text:p text:style-name="P1">D<text:span text:style-name="T1">ans la fonction rechercher un animal, le responsable des comptes </text:span><text:span text:style-name="T13">s’occupera</text:span><text:span text:style-name="T1"> de vous. Il vous demandera quel animal vous voulez rechercher par trois </text:span><text:span text:style-name="T13">critères </text:span><text:span text:style-name="T1">possible</text:span><text:span text:style-name="T2">s : </text:span></text:p>
      <text:p text:style-name="P1"/>
      <text:p text:style-name="P17">1) Le <text:span text:style-name="T13">n</text:span>om</text:p>
      <text:p text:style-name="P10"><text:s text:c="14"/>2)l’<text:span text:style-name="T13">â</text:span>ge de l’animal </text:p>
      <text:p text:style-name="P10">3) l’espèce</text:p>
      <text:p text:style-name="P10"/>
      <text:p text:style-name="P9">Il y a la possibilite de combin<text:span text:style-name="T13">er </text:span>deux critères de recherche pour acc<text:span text:style-name="T13">é</text:span>l<text:span text:style-name="T13">é</text:span>rer le processus de recherche. </text:p>
      <text:p text:style-name="P9">Si l’animal est trouvé son dossier vous sera affich<text:span text:style-name="T13">é </text:span>et on vous proposera de l’adopter si vous le souhaite<text:span text:style-name="T13">z</text:span>. </text:p>
      <text:p text:style-name="P9"/>
      <text:p text:style-name="P6"><text:span text:style-name="T5">1</text:span>) ADOPTER UN ANIMAL :</text:p>
      <text:p text:style-name="P18">D<text:span text:style-name="T3">ans la fonction adpoter un animal, Mando s’oc</text:span><text:span text:style-name="T13">c</text:span><text:span text:style-name="T3">upera de vous. Il vous demandera l’ID de l’animal que vous </text:span><text:span text:style-name="T13">cherchez.</text:span><text:span text:style-name="T3"> Il est conseill</text:span><text:span text:style-name="T13">é </text:span><text:span text:style-name="T3">d’avoir </text:span><text:span text:style-name="T13">consulté </text:span><text:span text:style-name="T3">le registre du chen</text:span><text:span text:style-name="T12">i</text:span><text:span text:style-name="T3">l afin d’avoir le bon ID. </text:span></text:p>
      <text:p text:style-name="P18"><text:span text:style-name="T3">Si l’ID est introuvable, vous serez rediriger vers le menu principal. </text:span></text:p>
      <text:p text:style-name="P18"><text:span text:style-name="T3">Si l’ID est trouvé dans la base de donnée</text:span><text:span text:style-name="T13">s</text:span><text:span text:style-name="T3">, Mando vous demandera de quel camp intergalactique vous venez. Trois choix vous seront propos</text:span><text:span text:style-name="T13">és</text:span><text:span text:style-name="T3"> : <text:s text:c="2"/></text:span></text:p>
      <text:p text:style-name="P10"><text:span text:style-name="T3"><text:s text:c="4"/>1) </text:span><text:span text:style-name="T4">l’Empire.</text:span></text:p>
      <text:p text:style-name="P11"><text:s text:c="12"/>2)La République.</text:p>
      <text:p text:style-name="P11">3) Autres.</text:p>
      <text:p text:style-name="P21">Cas de l’Empire : </text:p>
      <text:p text:style-name="P12"/>
      <text:p text:style-name="P12">Si vous venez de l’Empire aucune adoption ne vous sera accordé et les autoritées républicaines seront a<text:span text:style-name="T13">lertées. </text:span><text:s/></text:p>
      <text:p text:style-name="P12"/>
      <text:p text:style-name="P21">Cas de la République :</text:p>
      <text:p text:style-name="P12"/>
      <text:p text:style-name="P12">Si vous êtes de la République l’adoption vous sera accordé sauf pour une espèce (ZILLO BEAST ). Car c’est l’esp<text:span text:style-name="T13">è</text:span>ce la plus dangereuse de la galaxie.</text:p>
      <text:p text:style-name="P12"/>
      <text:p text:style-name="P22"><text:span text:style-name="T9">Cas «Autres</text:span><text:span text:style-name="T11">» </text:span><text:span text:style-name="T9">:</text:span> Si vous choisissez ce cas Mando vous demandera votre titre ou nom (chasseur_de_prime/ Yoda ) .</text:p>
      <text:p text:style-name="P22"><text:span text:style-name="T13">C</text:span>e sont vos seuls choix. Le titre de chasseur de prime a les m<text:span text:style-name="T5">ê</text:span>mes droits d’adoption que les républicains. </text:p>
      <text:p text:style-name="P12"><text:soft-page-break/>Si vous vous identifiez comme Yoda <text:span text:style-name="T5">vous aurez tous les droits d’adoption. </text:span></text:p>
      <text:p text:style-name="P7"/>
      <text:p text:style-name="P7">2) AJOUTER UN ANIMAL DANS LE REFUGE :</text:p>
      <text:p text:style-name="P13"/>
      <text:p text:style-name="P20">Pour ajouter un Animal Watto s’en charge ! Vous devrez remplir le formulaire du refuge en donnant un Nom , son Espece, sa date de naissance (Attention nous somme<text:span text:style-name="T13">s </text:span>en 3026 donc aucune date de naissance en dessous de 2876 <text:span text:style-name="T13">ne</text:span> sera accept<text:span text:style-name="T13">é</text:span> et devra être rentré sous forme jj/mm/aaaa ! ), son Poids et vous aurez le choix de mettre une remarque a propos de l’animal . </text:p>
      <text:p text:style-name="P13"/>
      <text:p text:style-name="P23"><text:span text:style-name="T10">3) AFFICHER LE REGISTRE DU CHE</text:span><text:span text:style-name="T11">NIL</text:span><text:span text:style-name="T10">: </text:span></text:p>
      <text:p text:style-name="P14">Le responsable des comptes sera la pour vous aider ! Il vous affichera les comptes du chen<text:span text:style-name="T13">il </text:span>de l’esp<text:span text:style-name="T13">èc</text:span>e <text:s/><text:span text:style-name="T13">de </text:span>la plus nombreuse à la plus petite dans le chen<text:span text:style-name="T13">il</text:span>. Vous devrez renseignez l’esp<text:span text:style-name="T13">èc</text:span>e recherch<text:span text:style-name="T13">é.</text:span></text:p>
      <text:p text:style-name="P14">Il vous affichera alors une photo representant l’esp<text:span text:style-name="T13">è</text:span>ce de l’animal ainsi que les dossiers de tous les membres de cet esp<text:span text:style-name="T13">è</text:span>ce dans le chen<text:span text:style-name="T13">il.</text:span> </text:p>
      <text:p text:style-name="P14">Et une <text:span text:style-name="T13">adoption vous sera proposée</text:span>. </text:p>
      <text:p text:style-name="P14"/>
      <text:p text:style-name="P8">4) PROGRAMME DE NETTOYAGE : </text:p>
      <text:p text:style-name="P14">Le responsable de l’entretien vous affichera l’emplois du temps pour le nettoyage.</text:p>
      <text:p text:style-name="P14">Avec le jour, l’esp<text:span text:style-name="T14">è</text:span>ce, le temps qu’on prend pour nettoyer un individu et le temps totale de l’espece. Et un commentaire qui permet de s’adapter <text:span text:style-name="T14">à</text:span>chaque esp<text:span text:style-name="T14">è</text:span>ce . </text:p>
      <text:p text:style-name="P14"/>
      <text:p text:style-name="P8">5) QUITTER :</text:p>
      <text:p text:style-name="P14">Vous fera quitter le programme avec un petit message de au-revoir 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4:36:18.655518774</meta:creation-date>
    <dc:date>2025-05-09T16:57:59.790496841</dc:date>
    <meta:editing-duration>PT14M13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2" meta:paragraph-count="42" meta:word-count="553" meta:character-count="3538" meta:non-whitespace-character-count="2698"/>
  </office:meta>
</office:document-meta>
</file>